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42.8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3.8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9.7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13.9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1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transparent"/>
      <style:text-properties fo:color="#0066b3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66b3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name-asian="Liberation Sans" style:font-size-asian="11pt" style:font-name-complex="Liberation Sans" style:font-size-complex="11pt"/>
    </style:style>
    <style:style style:name="ce48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6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2" style:family="table-cell" style:parent-style-name="Default" style:data-style-name="N11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6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88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b2b2b2"/>
    </style:style>
    <style:style style:name="ce2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ce94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95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9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98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2" table:number-rows-spanned="1">
            <text:p>Mathsat</text:p>
          </table:table-cell>
          <table:covered-table-cell/>
          <table:table-cell table:style-name="ce48" office:value-type="string" calcext:value-type="string" table:number-columns-spanned="2" table:number-rows-spanned="1">
            <text:p>Z3</text:p>
          </table:table-cell>
          <table:covered-table-cell/>
          <table:table-cell table:style-name="ce48" office:value-type="string" calcext:value-type="string" table:number-columns-spanned="2" table:number-rows-spanned="1">
            <text:p>Boolector</text:p>
          </table:table-cell>
          <table:covered-table-cell/>
          <table:table-cell table:style-name="ce4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7" office:value-type="string" calcext:value-type="string">
            <text:p>60m26,928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6m54,359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7" office:value-type="string" calcext:value-type="string">
            <text:p>35m52,716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" office:value-type="string" calcext:value-type="string">
            <text:p>197m9,5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" office:value-type="string" calcext:value-type="string">
            <text:p>12m16,242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219m34,46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7" office:value-type="string" calcext:value-type="string">
            <text:p>17m41,82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58m58,56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11" office:value-type="string" calcext:value-type="string">
            <text:p>27m25,640s</text:p>
          </table:table-cell>
          <table:table-cell table:style-name="ce12" office:value-type="string" calcext:value-type="string">
            <text:p>https://al-roomi.org/benchmarks/unconstrained/2-dimensions/116-engvall-s-function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14" office:value-type="string" calcext:value-type="string">
            <text:p>f(-0.379,0.99) = 3</text:p>
          </table:table-cell>
          <table:table-cell table:style-name="ce14" office:value-type="string" calcext:value-type="string">
            <text:p>11m26,930s</text:p>
          </table:table-cell>
          <table:table-cell table:style-name="ce15" office:value-type="string" calcext:value-type="string">
            <text:p>f(-0.649,0.882) = 3</text:p>
          </table:table-cell>
          <table:table-cell table:style-name="ce16" office:value-type="string" calcext:value-type="string">
            <text:p>1m8,111</text:p>
          </table:table-cell>
          <table:table-cell table:style-name="ce14" office:value-type="string" calcext:value-type="string">
            <text:p>f(-0.756,0.883) = -17.753</text:p>
          </table:table-cell>
          <table:table-cell table:style-name="ce14" office:value-type="string" calcext:value-type="string">
            <text:p>7m30,111s</text:p>
          </table:table-cell>
          <table:table-cell table:style-name="ce14" office:value-type="string" calcext:value-type="string">
            <text:p>f(0,-1) = 3</text:p>
          </table:table-cell>
          <table:table-cell table:style-name="ce14" office:value-type="string" calcext:value-type="string">
            <text:p>33m39,149s</text:p>
          </table:table-cell>
          <table:table-cell table:style-name="ce28" office:value-type="string" calcext:value-type="string" table:number-columns-spanned="6" table:number-rows-spanned="1">
            <text:p>http://benchmarkfcns.xyz/benchmarkfcns/goldsteinpricefcn.html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" office:value-type="string" calcext:value-type="string">
            <text:p>0m7.371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7" office:value-type="string" calcext:value-type="string">
            <text:p>3m25.353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0m22.4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7" office:value-type="string" calcext:value-type="string">
            <text:p>15m14.983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7" office:value-type="string" calcext:value-type="string">
            <text:p>133m9.277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9" office:value-type="string" calcext:value-type="string">
            <text:p>0m13,349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17m1.763s</text:p>
          </table:table-cell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3" table:number-rows-spanned="1">
            <text:p>Mathsat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Z3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Minisat</text:p>
          </table:table-cell>
          <table:covered-table-cell table:number-columns-repeated="2"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72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73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2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2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72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72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73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  <table:table-cell table:number-columns-repeated="1006"/>
        </table:table-row>
        <table:table-row table:style-name="ro2">
          <table:table-cell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73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  <table:table-cell table:number-columns-repeated="2"/>
          <table:table-cell table:style-name="ce12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94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72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2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72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72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72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73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72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  <table:table-cell table:number-columns-repeated="1006"/>
        </table:table-row>
        <table:table-row table:style-name="ro3">
          <table:table-cell/>
          <table:table-cell table:style-name="ce4"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1" office:value-type="float" office:value="7" calcext:value-type="float">
            <text:p>7</text:p>
          </table:table-cell>
          <table:table-cell table:style-name="ce21" table:number-columns-repeated="2"/>
          <table:table-cell table:style-name="ce61" office:value-type="float" office:value="49" calcext:value-type="float">
            <text:p>49</text:p>
          </table:table-cell>
          <table:table-cell table:style-name="ce21" table:number-columns-repeated="2"/>
          <table:table-cell table:style-name="ce61" office:value-type="float" office:value="46" calcext:value-type="float">
            <text:p>46</text:p>
          </table:table-cell>
          <table:table-cell table:style-name="ce21" table:number-columns-repeated="2"/>
          <table:table-cell table:style-name="ce95" office:value-type="float" office:value="2" calcext:value-type="float">
            <text:p>2</text:p>
          </table:table-cell>
          <table:table-cell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0" office:value-type="float" office:value="7" calcext:value-type="float">
            <text:p>7</text:p>
          </table:table-cell>
          <table:table-cell table:style-name="ce21" table:number-columns-repeated="2"/>
          <table:table-cell table:style-name="ce72" office:value-type="float" office:value="4" calcext:value-type="float">
            <text:p>4</text:p>
          </table:table-cell>
          <table:table-cell table:style-name="ce21" table:number-columns-repeated="2"/>
          <table:table-cell table:style-name="ce60" office:value-type="float" office:value="8" calcext:value-type="float">
            <text:p>8</text:p>
          </table:table-cell>
          <table:table-cell table:style-name="ce21" table:number-columns-repeated="2"/>
          <table:table-cell table:style-name="ce60" office:value-type="float" office:value="6" calcext:value-type="float">
            <text:p>6</text:p>
          </table:table-cell>
          <table:table-cell table:style-name="ce21"/>
          <table:table-cell table:number-columns-repeated="1006"/>
        </table:table-row>
        <table:table-row table:style-name="ro5">
          <table:table-cell table:style-name="ce18"/>
          <table:table-cell table:style-name="ce4"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95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95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4">
          <table:table-cell table:style-name="ce19"/>
          <table:table-cell table:style-name="ce4"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5">
          <table:table-cell table:style-name="ce19"/>
          <table:table-cell table:style-name="ce4"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72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88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88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88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73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73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88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73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88" office:value-type="float" office:value="10" calcext:value-type="float">
            <text:p>1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97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5"/>
          <table:table-cell table:style-name="Default" table:number-columns-repeated="2"/>
          <table:table-cell table:style-name="ce75" table:formula="of:=SUM([.H26:.H65])" office:value-type="float" office:value="240830" calcext:value-type="float">
            <text:p>240830</text:p>
          </table:table-cell>
          <table:table-cell table:style-name="Default" table:number-columns-repeated="2"/>
          <table:table-cell table:style-name="ce75" table:formula="of:=SUM([.K26:.K65])" office:value-type="float" office:value="291778" calcext:value-type="float">
            <text:p>291778</text:p>
          </table:table-cell>
          <table:table-cell table:style-name="Default" table:number-columns-repeated="2"/>
          <table:table-cell table:style-name="ce75" table:formula="of:=SUM([.N26:.N65])" office:value-type="float" office:value="73378" calcext:value-type="float">
            <text:p>73378</text:p>
          </table:table-cell>
          <table:table-cell table:style-name="Default" table:number-columns-repeated="2"/>
          <table:table-cell table:style-name="ce75" table:formula="of:=SUM([.Q26:.Q65])" office:value-type="float" office:value="237138" calcext:value-type="float">
            <text:p>237138</text:p>
          </table:table-cell>
          <table:table-cell table:style-name="Default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7"/>
          <table:table-cell table:style-name="ce63" table:formula="of:=SUM([.H26:.H65])/40" office:value-type="float" office:value="6020.75" calcext:value-type="float">
            <text:p>6020,75</text:p>
          </table:table-cell>
          <table:table-cell table:style-name="ce19" table:number-columns-repeated="2"/>
          <table:table-cell table:style-name="ce71" table:formula="of:=SUM([.K26:.K65])/40" office:value-type="float" office:value="7294.45" calcext:value-type="float">
            <text:p>7294,45</text:p>
          </table:table-cell>
          <table:table-cell table:style-name="ce19" table:number-columns-repeated="2"/>
          <table:table-cell table:style-name="ce63" table:formula="of:=SUM([.N26:.N65])/40" office:value-type="float" office:value="1834.45" calcext:value-type="float">
            <text:p>1834,45</text:p>
          </table:table-cell>
          <table:table-cell table:style-name="ce19" table:number-columns-repeated="2"/>
          <table:table-cell table:style-name="ce63" table:formula="of:=SUM([.Q26:.Q65])/40" office:value-type="float" office:value="5928.45" calcext:value-type="float">
            <text:p>5928,45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 table:number-columns-repeated="5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25"/>
          <table:table-cell table:style-name="ce20" table:number-columns-repeated="3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20" calcext:value-type="float">
            <text:p>20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82" office:value-type="percentage" office:value="0.25" calcext:value-type="percentage">
            <text:p>25,00%</text:p>
          </table:table-cell>
          <table:table-cell table:style-name="ce20" table:number-columns-repeated="2"/>
          <table:table-cell table:style-name="ce82" office:value-type="percentage" office:value="0.2" calcext:value-type="percentage">
            <text:p>20,00%</text:p>
          </table:table-cell>
          <table:table-cell table:style-name="ce20" table:number-columns-repeated="2"/>
          <table:table-cell table:style-name="ce82" office:value-type="percentage" office:value="0.15" calcext:value-type="percentage">
            <text:p>15,00%</text:p>
          </table:table-cell>
          <table:table-cell table:style-name="ce19" table:number-columns-repeated="2"/>
          <table:table-cell table:style-name="ce98" office:value-type="percentage" office:value="0.5" calcext:value-type="percentage">
            <text:p>50,00%</text:p>
          </table:table-cell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26"/>
          <table:table-cell table:style-name="ce18" table:number-columns-repeated="11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5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3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/>
          <table:table-cell table:style-name="ce20" table:number-columns-repeated="5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1"/>
          <table:table-cell table:number-columns-repeated="997"/>
        </table:table-row>
        <table:table-row table:style-name="ro1" table:number-rows-repeated="5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20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20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7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10"/>
          <table:table-cell table:number-columns-repeated="997"/>
        </table:table-row>
        <table:table-row table:style-name="ro1" table:number-rows-repeated="11">
          <table:table-cell table:style-name="ce19" table:number-columns-repeated="27"/>
          <table:table-cell table:number-columns-repeated="99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1" table:number-columns-repeated="2" table:default-cell-style-name="Default"/>
        <table:table-column table:style-name="co21" table:default-cell-style-name="ce4"/>
        <table:table-column table:style-name="co21" table:number-columns-repeated="12" table:default-cell-style-name="Default"/>
        <table:table-row table:style-name="ro6" table:number-rows-repeated="24">
          <table:table-cell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2">
          <table:table-cell table:style-name="ce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3" table:number-rows-spanned="1">
            <text:p>Mathsat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Z3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Minisat</text:p>
          </table:table-cell>
          <table:covered-table-cell table:number-columns-repeated="2" table:style-name="ce21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</table:table-row>
        <table:table-row table:style-name="ro4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29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</table:table-row>
        <table:table-row table:style-name="ro4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29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</table:table-row>
        <table:table-row table:style-name="ro2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</table:table-row>
        <table:table-row table:style-name="ro2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59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</table:table-row>
        <table:table-row table:style-name="ro5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1654m29.415s</text:p>
          </table:table-cell>
        </table:table-row>
        <table:table-row table:style-name="ro2">
          <table:table-cell table:style-name="ce1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29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</table:table-row>
        <table:table-row table:style-name="ro2">
          <table:table-cell table:style-name="ce1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1708m35.910s</text:p>
          </table:table-cell>
        </table:table-row>
        <table:table-row table:style-name="ro5">
          <table:table-cell table:style-name="ce1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</table:table-row>
        <table:table-row table:style-name="ro2">
          <table:table-cell table:style-name="ce1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</table:table-row>
        <table:table-row table:style-name="ro2">
          <table:table-cell table:style-name="ce1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</table:table-row>
        <table:table-row table:style-name="ro2">
          <table:table-cell table:style-name="ce1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30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</table:table-row>
        <table:table-row table:style-name="ro2">
          <table:table-cell table:style-name="ce1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</table:table-row>
        <table:table-row table:style-name="ro3">
          <table:table-cell table:style-name="ce1"/>
          <table:table-cell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21"/>
          <table:table-cell table:style-name="ce61" office:value-type="float" office:value="7" calcext:value-type="float">
            <text:p>7</text:p>
          </table:table-cell>
          <table:table-cell table:style-name="ce21" table:number-columns-repeated="2"/>
          <table:table-cell table:style-name="ce61" office:value-type="float" office:value="49" calcext:value-type="float">
            <text:p>49</text:p>
          </table:table-cell>
          <table:table-cell table:style-name="ce21" table:number-columns-repeated="2"/>
          <table:table-cell table:style-name="ce61" office:value-type="float" office:value="46" calcext:value-type="float">
            <text:p>46</text:p>
          </table:table-cell>
          <table:table-cell table:style-name="ce21" table:number-columns-repeated="2"/>
          <table:table-cell table:style-name="ce61" office:value-type="float" office:value="2" calcext:value-type="float">
            <text:p>2</text:p>
          </table:table-cell>
          <table:table-cell table:style-name="ce21"/>
        </table:table-row>
        <table:table-row table:style-name="ro3">
          <table:table-cell table:style-name="ce1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office:value-type="float" office:value="1000" calcext:value-type="float">
            <text:p>1000</text:p>
          </table:table-cell>
          <table:table-cell table:style-name="ce21"/>
          <table:table-cell table:style-name="ce60" office:value-type="float" office:value="7" calcext:value-type="float">
            <text:p>7</text:p>
          </table:table-cell>
          <table:table-cell table:style-name="ce21" table:number-columns-repeated="2"/>
          <table:table-cell table:style-name="ce60" office:value-type="float" office:value="4" calcext:value-type="float">
            <text:p>4</text:p>
          </table:table-cell>
          <table:table-cell table:style-name="ce21" table:number-columns-repeated="2"/>
          <table:table-cell table:style-name="ce60" office:value-type="float" office:value="8" calcext:value-type="float">
            <text:p>8</text:p>
          </table:table-cell>
          <table:table-cell table:style-name="ce21" table:number-columns-repeated="2"/>
          <table:table-cell table:style-name="ce60" office:value-type="float" office:value="6" calcext:value-type="float">
            <text:p>6</text:p>
          </table:table-cell>
          <table:table-cell table:style-name="ce21"/>
        </table:table-row>
        <table:table-row table:style-name="ro5">
          <table:table-cell table:style-name="ce18"/>
          <table:table-cell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61" office:value-type="float" office:value="2" calcext:value-type="float">
            <text:p>2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</table:table-row>
        <table:table-row table:style-name="ro4">
          <table:table-cell table:style-name="ce19"/>
          <table:table-cell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</table:table-row>
        <table:table-row table:style-name="ro5">
          <table:table-cell table:style-name="ce19"/>
          <table:table-cell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60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69" office:value-type="float" office:value="5" calcext:value-type="float">
            <text:p>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69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69" office:value-type="float" office:value="6" calcext:value-type="float">
            <text:p>6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62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69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69" office:value-type="float" office:value="10" calcext:value-type="float">
            <text:p>10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70" office:value-type="float" office:value="8" calcext:value-type="float">
            <text:p>8</text:p>
          </table:table-cell>
          <table:table-cell table:style-name="ce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75" table:formula="of:=SUM([.H26:.H65])" office:value-type="float" office:value="68030" calcext:value-type="float">
            <text:p>68030</text:p>
          </table:table-cell>
          <table:table-cell table:number-columns-repeated="2"/>
          <table:table-cell table:style-name="ce75" table:formula="of:=SUM([.K26:.K65])" office:value-type="float" office:value="118978" calcext:value-type="float">
            <text:p>118978</text:p>
          </table:table-cell>
          <table:table-cell table:number-columns-repeated="2"/>
          <table:table-cell table:style-name="ce75" table:formula="of:=SUM([.N26:.N65])" office:value-type="float" office:value="73378" calcext:value-type="float">
            <text:p>73378</text:p>
          </table:table-cell>
          <table:table-cell table:number-columns-repeated="2"/>
          <table:table-cell table:formula="of:=SUM([.Q26:.Q65])" office:value-type="float" office:value="64338" calcext:value-type="float">
            <text:p>6433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75" table:formula="of:=SUM([.H26:.H65])/38" office:value-type="float" office:value="1790.26315789474" calcext:value-type="float">
            <text:p>1790,26315789474</text:p>
          </table:table-cell>
          <table:table-cell table:style-name="ce75" table:number-columns-repeated="2"/>
          <table:table-cell table:style-name="ce75" table:formula="of:=SUM([.K26:.K65])/38" office:value-type="float" office:value="3131" calcext:value-type="float">
            <text:p>3131</text:p>
          </table:table-cell>
          <table:table-cell table:style-name="ce75" table:number-columns-repeated="2"/>
          <table:table-cell table:style-name="ce75" table:formula="of:=SUM([.N26:.N65])/40" office:value-type="float" office:value="1834.45" calcext:value-type="float">
            <text:p>1834,45</text:p>
          </table:table-cell>
          <table:table-cell table:style-name="ce75" table:number-columns-repeated="2"/>
          <table:table-cell table:style-name="ce75" table:formula="of:=SUM([.Q26:.Q65])/38" office:value-type="float" office:value="1693.10526315789" calcext:value-type="float">
            <text:p>1693,105263157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20:58:39.6265406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3T15:31:48Z</meta:creation-date>
    <dc:date>2019-03-07T01:25:04.791007027</dc:date>
    <meta:editing-cycles>43</meta:editing-cycles>
    <meta:editing-duration>PT9H59M6S</meta:editing-duration>
    <meta:document-statistic meta:table-count="2" meta:cell-count="1321" meta:object-count="0"/>
  </office:meta>
</office:document-meta>
</file>